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FactoryConfigurationError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formerFactoryConfigurationError.TransformerFactoryConfigurationError( Exception 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Factory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FactoryConfigurationError.TransformerFactoryConfigur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FactoryConfigurationError.TransformerFactoryConfiguration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FactoryConfigurationError.TransformerFactoryConfiguration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